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3.905cm"/>
    </style:style>
    <style:style style:name="pr8" style:family="presentation" style:parent-style-name="Glossy-outline1">
      <style:graphic-properties fo:min-height="14.917cm"/>
    </style:style>
    <style:style style:name="pr9" style:family="presentation" style:parent-style-name="Glossy-subtitle">
      <style:graphic-properties draw:fill-color="#ffffff" draw:auto-grow-height="true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Music Library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ldfly 10.1.Final application server</text:p>
              </text:list-item>
              <text:list-item>
                <text:p>HTTP loadbalancing using Mod-Cluster</text:p>
              </text:list-item>
              <text:list-item>
                <text:p>WildFly maven plugin for simple usage</text:p>
              </text:list-item>
              <text:list-item>
                <text:p>Batching - obtain detailed artist biography from publicly available REST endpoints</text:p>
              </text:list-item>
              <text:list-item>
                <text:p>Rest API - all functionality is available via REST</text:p>
              </text:list-item>
              <text:list-item>
                <text:p>Rest client - call public REST API to get data from other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bSocket - recommend a song and get the latest recommendations from othres</text:p>
              </text:list-item>
              <text:list-item>
                <text:p>Infinispan - cache for storing active WebSocket sessions</text:p>
              </text:list-item>
              <text:list-item>
                <text:p>JMS - message driven beans doing asynchronous work</text:p>
              </text:list-item>
              <text:list-item>
                <text:p>Angular - modern front 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O projektu a technologiích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an Validation - ensure defined constrains holds</text:p>
              </text:list-item>
              <text:list-item>
                <text:p>JPA - persistence layer</text:p>
              </text:list-item>
              <text:list-item>
                <text:p>Hibernate Search and Apache Lucene - advanced fuzzy queries and indexation</text:p>
              </text:list-item>
              <text:list-item>
                <text:p>Logging - JBoss enterprise logging</text:p>
              </text:list-item>
              <text:list-item>
                <text:p>Security - JAAS</text:p>
              </text:list-item>
              <text:list-item>
                <text:p>Arquillian - automated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Lenka Heldová</text:p>
          </draw:text-box>
        </draw:frame>
        <draw:frame presentation:style-name="pr7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2">REST endpoints</text:span></text:p>
              </text:list-item>
              <text:list-item>
                <text:p><text:span text:style-name="T2">Security – frontend + backend</text:span></text:p>
              </text:list-item>
              <text:list-item>
                <text:p><text:span text:style-name="T2">Angular frontend</text:span></text:p>
              </text:list-item>
              <text:list-item>
                <text:p><text:span text:style-name="T2">Gulp</text:span></text:p>
              </text:list-item>
              <text:list-item>
                <text:p><text:span text:style-name="T2">Image upload</text:span></text:p>
              </text:list-item>
              <text:list-item>
                <text:p><text:span text:style-name="T2">Embedded video </text:span></text:p>
              </text:list-item>
              <text:list-item>
                <text:p><text:span text:style-name="T2">”</text:span><text:span text:style-name="T2">My Library” use case</text:span></text:p>
              </text:list-item>
              <text:list-item>
                <text:p><text:span text:style-name="T3">https://github.com/xstefank/pv243-music-library/commits?author=lenka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Ondrej Oravčok</text:p>
          </draw:text-box>
        </draw:frame>
        <draw:frame presentation:style-name="pr7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2">Angular JS fronend config</text:span></text:p>
              </text:list-item>
              <text:list-item>
                <text:p><text:span text:style-name="T2">Websocket JavaScript client</text:span></text:p>
              </text:list-item>
              <text:list-item>
                <text:p><text:span text:style-name="T2">Batching – query Last.FM to get data about musicians</text:span></text:p>
              </text:list-item>
              <text:list-item>
                <text:p><text:span text:style-name="T2">REST endpoints</text:span></text:p>
              </text:list-item>
              <text:list-item>
                <text:p><text:span text:style-name="T2">Frontend styling</text:span></text:p>
              </text:list-item>
              <text:list-item>
                <text:p><text:span text:style-name="T3">https://github.com/xstefank/pv243-music-library/commits?author=piskul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Martin Styk</text:p>
          </draw:text-box>
        </draw:frame>
        <draw:frame presentation:style-name="pr8" draw:layer="layout" svg:width="25.199cm" svg:height="14.917cm" svg:x="1.4cm" svg:y="4.914cm" presentation:class="outline" presentation:user-transformed="true">
          <draw:text-box>
            <text:list text:style-name="L2">
              <text:list-item>
                <text:p><text:span text:style-name="T4">JPA + Bean Validation - <text:s/>@PastDate to validate LocalDate</text:span></text:p>
              </text:list-item>
              <text:list-item>
                <text:p><text:span text:style-name="T4">Hibernate Search + Apache Lucene – fuzzy queries</text:span></text:p>
              </text:list-item>
              <text:list-item>
                <text:p><text:span text:style-name="T4">JMS – JMS producer and Message Driven Beans</text:span></text:p>
              </text:list-item>
              <text:list-item>
                <text:p><text:span text:style-name="T4">Websockets – song recommendation</text:span></text:p>
              </text:list-item>
              <text:list-item>
                <text:p><text:span text:style-name="T4">Infinispan – cache for storing WS sessions</text:span></text:p>
              </text:list-item>
              <text:list-item>
                <text:p><text:span text:style-name="T4">Jax RS client – Last.FM – download album art</text:span></text:p>
              </text:list-item>
              <text:list-item>
                <text:p><text:span text:style-name="T4">Service and persistence layer</text:span></text:p>
              </text:list-item>
              <text:list-item>
                <text:p><text:span text:style-name="T3"><text:a xlink:href="https://github.com/xstefank/pv243-music-library/commits?author=Martin" xlink:type="simple">https://github.com/xstefank/pv243-music-library/commits?author=Martin</text:a></text:span><text:span text:style-name="T3">Sty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Člen týmu Martin Štefanko</text:p>
          </draw:text-box>
        </draw:frame>
        <draw:frame presentation:style-name="pr7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<text:span text:style-name="T2">Clustering </text:span></text:p>
              </text:list-item>
              <text:list-item>
                <text:p><text:span text:style-name="T2">Mod_Cluster based loadbalancing</text:span></text:p>
              </text:list-item>
              <text:list-item>
                <text:p><text:span text:style-name="T2">Arquillian tests</text:span></text:p>
              </text:list-item>
              <text:list-item>
                <text:p><text:span text:style-name="T2">Logging, I18n</text:span></text:p>
              </text:list-item>
              <text:list-item>
                <text:p><text:span text:style-name="T5">Service and persistence layer</text:span></text:p>
              </text:list-item>
              <text:list-item>
                <text:p><text:span text:style-name="T5">CLI configuration scripts</text:span></text:p>
              </text:list-item>
              <text:list-item>
                <text:p><text:span text:style-name="T5">POM management</text:span></text:p>
              </text:list-item>
              <text:list-item>
                <text:p><text:span text:style-name="T3">https://github.com/xstefank/pv243-music-library/commits?author=xstefan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Demo!</text:p>
          </draw:text-box>
        </draw:frame>
        <draw:frame presentation:style-name="pr9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Linux_X86_64 LibreOffice_project/430$Build-2</meta:generator>
    <meta:creation-date>2011-04-10T20:24:09</meta:creation-date>
    <dc:language>fi-FI</dc:language>
    <meta:editing-cycles>7</meta:editing-cycles>
    <meta:editing-duration>PT32M44S</meta:editing-duration>
    <meta:initial-creator>bad </meta:initial-creator>
    <dc:date>2017-06-07T09:19:54.952124560</dc:date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